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officeooo:rsid="0007d923" officeooo:paragraph-rsid="0007d923"/>
    </style:style>
    <style:style style:name="P2" style:family="paragraph" style:parent-style-name="Standard">
      <style:paragraph-properties fo:line-height="150%" fo:background-color="#ffffcc">
        <style:background-image/>
      </style:paragraph-properties>
      <style:text-properties officeooo:rsid="0007d923" officeooo:paragraph-rsid="0007d923"/>
    </style:style>
    <style:style style:name="P3" style:family="paragraph" style:parent-style-name="Standard">
      <style:paragraph-properties fo:line-height="150%" fo:background-color="transparent">
        <style:background-image/>
      </style:paragraph-properties>
      <style:text-properties officeooo:rsid="0007d923" officeooo:paragraph-rsid="0007d923"/>
    </style:style>
    <style:style style:name="P4" style:family="paragraph" style:parent-style-name="Standard">
      <style:paragraph-properties style:line-height-at-least="0.199cm" fo:background-color="transparent">
        <style:background-image/>
      </style:paragraph-properties>
      <style:text-properties officeooo:rsid="0007d923" officeooo:paragraph-rsid="0007d923"/>
    </style:style>
    <style:style style:name="P5" style:family="paragraph" style:parent-style-name="Standard">
      <style:paragraph-properties fo:line-height="150%" fo:break-before="page" fo:background-color="transparent">
        <style:background-image/>
      </style:paragraph-properties>
      <style:text-properties officeooo:rsid="0007d923" officeooo:paragraph-rsid="0007d923"/>
    </style:style>
    <style:style style:name="P6" style:family="paragraph" style:parent-style-name="Standard">
      <style:paragraph-properties fo:line-height="150%" fo:background-color="#ccffcc">
        <style:background-image/>
      </style:paragraph-properties>
      <style:text-properties officeooo:rsid="0007d923" officeooo:paragraph-rsid="0007d9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Содержание *</text:p>
      <text:p text:style-name="P3">Введение</text:p>
      <text:p text:style-name="P3">1. Анализ структуры предприятия и выявление субъектов и объектов доступа</text:p>
      <text:p text:style-name="P3"><text:s text:c="4"/>1.1. Анализ структуры предприятия *</text:p>
      <text:p text:style-name="P3"><text:s text:c="4"/>1.2. Выявление субъектов и объектов доступа</text:p>
      <text:p text:style-name="P3">2. Установка сервера SAMBA на аппаратную платформу и наcnройка кофигурационного файла сервера SAMBA в соответсвии с выявленными потребностями.</text:p>
      <text:p text:style-name="P3"><text:s text:c="4"/>2.1.</text:p>
      <text:p text:style-name="P3">3. Разработка сценария резервного копирования и ротации данных. Настройка почтового клиента ssmtp для отпрвки оповещений администратору об ошибках выполнения сценария.</text:p>
      <text:p text:style-name="P3"><text:s text:c="4"/>3.1. Разработка сценария резервного копирования данных</text:p>
      <text:p text:style-name="P3"><text:s text:c="8"/>3.1.1 Сценарий архивирования (backup_daisy)</text:p>
      <text:p text:style-name="P3"><text:s text:c="8"/>3.1.2 Сценарий ротации (remove_old_data)</text:p>
      <text:p text:style-name="P3"><text:s text:c="4"/>3.2. Настройка почтового клиента</text:p>
      <text:p text:style-name="P3"><text:s text:c="8"/>3.2.1 Настройка почтового клиента</text:p>
      <text:p text:style-name="P3"><text:s text:c="8"/>3.2.2 Написание сценария для отправки почты cron.sh</text:p>
      <text:p text:style-name="P3">4. Автоматизация процесса резервирования, ротации резервных копий и отправки сообщений.</text:p>
      <text:p text:style-name="P3"><text:s text:c="4"/>4.1. Настройка файла crontab</text:p>
      <text:p text:style-name="P3">5. Отправка на сетевое хранилище (раз в месяц последняя актуальная копия)</text:p>
      <text:p text:style-name="P3">Заключ</text:p>
      <text:p text:style-name="P3">Спис.лит</text:p>
      <text:p text:style-name="P3"/>
      <text:p text:style-name="P3"/>
      <text:p text:style-name="P3"/>
      <text:p text:style-name="P5">ВВЕДЕНИЕ </text:p>
      <text:p text:style-name="P3"/>
      <text:p text:style-name="P2">На данный момент современный мир трудно представить себе без возможности пользоваться акутальными данными, бла бла … хранения больших объёмов информации. </text:p>
      <text:p text:style-name="P3">Практически все системы всех сфер деятельности в той или иной степени связаны с долговременным хранением информации. Фактически, информация становится фактором, определяющим эффективность и надежность любой сферы деятельности. </text:p>
      <text:p text:style-name="P1">В данной курсовой работе необходимо разработать сетевое хранилище для студии дизайна интерьера с доступом по протоколу SMB/CIFS и резервным копированием с ротацией резервных копий.</text:p>
      <text:p text:style-name="P1">Целью курсовой работы является обеспечение безопасности сетевого хранилища (надежность, ограниченный доступ к директориям, резервное копирование, ротация резервных копий, отправка их на сетевое хранилище, автоматизирование сценария, уведомление администратора о сбоях и ошибках в работе скрипта).</text:p>
      <text:p text:style-name="P1"/>
      <text:p text:style-name="P1">Исходя из цели, мной сформулированы основные задачи курсовой работы:</text:p>
      <text:p text:style-name="P1"/>
      <text:p text:style-name="P1">- <text:s text:c="2"/>исследовать предметную область, <text:s/>изучить структуру организации студии, выявить объекты и субъекты защиты</text:p>
      <text:p text:style-name="P1">- <text:s text:c="2"/>разработать структуру сетевого хранилища</text:p>
      <text:p text:style-name="P1">- <text:s text:c="2"/>обеспечить безопасность и надежность сетевого хранилища</text:p>
      <text:p text:style-name="P1"/>
      <text:p text:style-name="P1"/>
      <text:p text:style-name="P1"><text:s text:c="4"/>1.1. Анализ структуры предприятия </text:p>
      <text:p text:style-name="P1"><text:s text:c="4"/></text:p>
      <text:p text:style-name="P1"><text:s text:c="7"/>Студия дизайна интерьеров ''Дэйзи'' предлагает услуги дизайна и индивидуального оформления квартир и загородного жилья в Нижнем Новгороде и Нижегородской области, начиная от разработки дизайн-проекта до полной ее реализации, так же осуществляет проектирование помещений общественного назначения.</text:p>
      <text:p text:style-name="P1">Частично эта компания владеет автоматизированными системами, но некоторые функции осуществляются работниками, например, отдел дизайна вручную осуществляет сохранность разрабатываемого проекта на пути от начала проектирования дизайна интерьера до его завершения, отдел бухгалтерии вручную обеспечивает хранение важной документации и финансовых отчетов, отделы компании обмениваются между собой важными документами и файлами через электронную почту. Это не совсем удобно и занимает много времени.</text:p>
      <text:p text:style-name="P1"><text:soft-page-break/>В данной компании все компьютеры соединены по локальной сети и хранение, обработка всей информации осуществляется на сервере компании.</text:p>
      <text:p text:style-name="P2">По результатам обследования компании были выявлены следующий потребности - <text:s/>настроить общуюд папку. Было решено — спомощью......обеспечить доступ к общей файловой системе компании <text:s/>с помощью сервера SAMBA, обеспечить конфиденциальность различного рода хранящейся на сервере информации путем разграничения прав доступа каждому сотруднику организации к различным рабочим каталогам файловой системы, разработать сценарий, обеспечивающий защиту и сохранность информации, хранящейся на сервере компании путем ее периодического архивирования и автоматической ротации резервных копий.</text:p>
      <text:p text:style-name="P1">Таким образом мы предоставляем сотрудникам доступное и безопасное хранилище, существенно снижаем риск потери важной информации (документация, проекты и пр.), обеспечиваем быстрое восстановление информации в случае утери рабочей копии по какой-либо причине, существенно экономим время сотрудников.</text:p>
      <text:p text:style-name="P1"/>
      <text:p text:style-name="P1"/>
      <text:p text:style-name="P1">1.2. Выявление субъектов и объектов доступа</text:p>
      <text:p text:style-name="P1">В данной организации работает 5 сотрудников в 3 отделах:</text:p>
      <text:p text:style-name="P1"/>
      <text:p text:style-name="P1"><text:s text:c="4"/>Организационный отдел -</text:p>
      <text:p text:style-name="P1"><text:s text:c="8"/>1) геренальный директор</text:p>
      <text:p text:style-name="P1"><text:s text:c="8"/>2) менеджер по работе с клиентами</text:p>
      <text:p text:style-name="P1"><text:s text:c="8"/>3) специалист по кадрам</text:p>
      <text:p text:style-name="P1"><text:s text:c="4"/>Отдел бухгалтерии - </text:p>
      <text:p text:style-name="P1"><text:s text:c="8"/>4) главный бухгалтер</text:p>
      <text:p text:style-name="P1"><text:s text:c="4"/>Отдел разработки дизайна - <text:s text:c="2"/></text:p>
      <text:p text:style-name="P1"><text:s text:c="8"/>5) главный дизайнер</text:p>
      <text:p text:style-name="P6">Нам необходимо обеспечить доступ к общей файловой системе каждому из сотрудников.</text:p>
      <text:p text:style-name="P6">Обдумав роли сотрудников в организации, было предпринято разганичить права доступа следующим образом - </text:p>
      <text:p text:style-name="P6">У каждого сотрудника будет доступ доступ к своей домашней папке /home/user</text:p>
      <text:p text:style-name="P6">Будет доступ к общей папке организации /home/corporate/</text:p>
      <text:p text:style-name="P6">/home/user/documents</text:p>
      <text:p text:style-name="P6">/home/user/usershare</text:p>
      <text:p text:style-name="P6"/>
      <text:p text:style-name="P6"><text:soft-page-break/>admin <text:s text:c="2"/>corpor <text:s/>user1 <text:s text:c="2"/>user2 <text:s text:c="2"/>...</text:p>
      <text:p text:style-name="P6"/>
      <text:p text:style-name="P6">Объектом защиты является само сетевое хранилище.</text:p>
      <text:p text:style-name="P6">Субъектом являются сотрудники студии.</text:p>
      <text:p text:style-name="P6"/>
      <text:p text:style-name="P6"/>
      <text:p text:style-name="P6">Нам необходимо обеспечить доступ к общей файловой системе каждому из сотрудников.</text:p>
      <text:p text:style-name="P6">Обдумав роли сотрудников в организации, было предпринято разганичить права доступа следующим образом -</text:p>
      <text:p text:style-name="P6">У каждого сотрудника будут права на чтение, запись и исполнение в общей папке corporate</text:p>
      <text:p text:style-name="P6">У каждого сотрудника будет личная папка usershare, доступ к которой будет иметь только сам сотрудник.</text:p>
      <text:p text:style-name="P6">Так же у каждого сотрудника будет папка documents для обработки и хранения документов, доступ к которой будет иметь сам сотрудник, а так же некоторые сотрудники в связи с их потребностями.</text:p>
      <text:p text:style-name="P3"/>
      <text:p text:style-name="P4">#!/bin/bash</text:p>
      <text:p text:style-name="P4">remove_old_data(){</text:p>
      <text:p text:style-name="P4"/>
      <text:p text:style-name="P4"/>
      <text:p text:style-name="P4">#!/bin/bash</text:p>
      <text:p text:style-name="P4"/>
      <text:p text:style-name="P4">if [ -z $2 ]</text:p>
      <text:p text:style-name="P4">then</text:p>
      <text:p text:style-name="P4"><text:s text:c="4"/>echo "Try this: $0 '/home/backups' 10"</text:p>
      <text:p text:style-name="P4"><text:s text:c="4"/>exit 1</text:p>
      <text:p text:style-name="P4">fi</text:p>
      <text:p text:style-name="P4"/>
      <text:p text:style-name="P4">destination_directory="/home/administrator/daisy/backups"</text:p>
      <text:p text:style-name="P4">saveDaysCount=$2</text:p>
      <text:p text:style-name="P4"/>
      <text:p text:style-name="P4">currentUnixTime=$(date +%s)</text:p>
      <text:p text:style-name="P4">saveDaysCountSeconds=$(($saveDaysCount*60*60*24))</text:p>
      <text:p text:style-name="P4"/>
      <text:p text:style-name="P4">cd $destination_directory <text:s/># - переход в каталог с резервными копиями</text:p>
      <text:p text:style-name="P4">while read filename</text:p>
      <text:p text:style-name="P4">do <text:s text:c="20"/># - начало итерации цикла</text:p>
      <text:p text:style-name="P4"><text:s text:c="8"/>file_y=$(echo $filename | awk -F "-" {'print $1'}) # - год из имени файл <text:s text:c="76"/>а</text:p>
      <text:p text:style-name="P4"><text:s text:c="8"/>file_m=$(echo $filename | awk -F "-" {'print $2'}) # - месяц из имени фа <text:s text:c="76"/>йла</text:p>
      <text:p text:style-name="P4"><text:s text:c="8"/>file_d=$(echo $filename | awk -F "-" {'print $3'}) # - день из имени фай <text:s text:c="76"/>ла</text:p>
      <text:p text:style-name="P4"><text:s text:c="8"/>file_H=$(echo $filename | awk -F "-" {'print $4'}) # - час из имени файл <text:s text:c="76"/><text:soft-page-break/>а</text:p>
      <text:p text:style-name="P4"><text:s text:c="8"/>file_M=$(echo $filename | awk -F "-" {'print $5'}) # - минута из имени ф <text:s text:c="76"/>айла</text:p>
      <text:p text:style-name="P4"><text:s text:c="8"/>fileUnixTime=$(date --date="$file_y-$file_m-$file_d $file_H:$file_M" +%s <text:s text:c="76"/>) #unixtime из имени файла</text:p>
      <text:p text:style-name="P4"><text:s text:c="8"/>fileUnixTimePlussaveDaysCount=$(($fileUnixTime+$saveDaysCountSeconds))</text:p>
      <text:p text:style-name="P4"/>
      <text:p text:style-name="P4"/>
      <text:p text:style-name="P4"><text:s text:c="8"/># - если fileUnixTimePlussaveDaysCount меньше currentUnixTime, то удаляе <text:s text:c="76"/>м filename</text:p>
      <text:p text:style-name="P4"><text:s text:c="8"/>if [ $fileUnixTimePlussaveDaysCount -lt $currentUnixTime ]</text:p>
      <text:p text:style-name="P4"><text:s text:c="8"/>then</text:p>
      <text:p text:style-name="P4"><text:s text:c="16"/>rm $filename</text:p>
      <text:p text:style-name="P4"><text:s text:c="16"/>[ $? -eq 0 ] &amp;&amp; echo "File $filename was deleted" || echo "Error <text:s text:c="77"/>deletion $filename"</text:p>
      <text:p text:style-name="P4"><text:s text:c="8"/>fi</text:p>
      <text:p text:style-name="P4"/>
      <text:p text:style-name="P4">done &lt; &lt;(cd /home/administrator/daisy/backups; ls *--documents.tar) # - конец ит <text:s text:c="76"/>ерации цикла</text:p>
      <text:p text:style-name="P4">}</text:p>
      <text:p text:style-name="P4"/>
      <text:p text:style-name="P4"/>
      <text:p text:style-name="P4"/>
      <text:p text:style-name="P4"/>
      <text:p text:style-name="P4"/>
      <text:p text:style-name="P4"/>
      <text:p text:style-name="P4"/>
      <text:p text:style-name="P4"/>
      <text:p text:style-name="P4">backup_data(){</text:p>
      <text:p text:style-name="P4">#!/bin/bash</text:p>
      <text:p text:style-name="P4"/>
      <text:p text:style-name="P4">source_directory="/home/administrator/daisy/sourse"</text:p>
      <text:p text:style-name="P4">source_directory_documents="/home/documents"</text:p>
      <text:p text:style-name="P4">source_directory_usershare="/home/usershare"</text:p>
      <text:p text:style-name="P4">source_directory_corporate="/home/corporate"</text:p>
      <text:p text:style-name="P4"/>
      <text:p text:style-name="P4">destination_directory="/home/administrator/daisy/backups"</text:p>
      <text:p text:style-name="P4"/>
      <text:p text:style-name="P4">archivesuffix="documents"</text:p>
      <text:p text:style-name="P4">archiveextension="tar"</text:p>
      <text:p text:style-name="P4"/>
      <text:p text:style-name="P4">saveDaysCount=10 # - за это количество дней резервные копии нужно сохранить. ост <text:s text:c="76"/>альные удалить</text:p>
      <text:p text:style-name="P4"/>
      <text:p text:style-name="P4">archivename="$(date +%Y-%m-%d-%H-%M)--$archivesuffix.$archiveextension" <text:s/># - объ <text:s text:c="76"/>единение переменных в имя файла и присвоение ему имени в формате даты создания</text:p>
      <text:p text:style-name="P4"/>
      <text:p text:style-name="P4"/>
      <text:p text:style-name="P4"># - Проверка существования исходного каталога</text:p>
      <text:p text:style-name="P4"/>
      <text:p text:style-name="P4">echo ""</text:p>
      <text:p text:style-name="P4">echo "----------------------------------------------------"</text:p>
      <text:p text:style-name="P4"><text:soft-page-break/></text:p>
      <text:p text:style-name="P4"/>
      <text:p text:style-name="P4">if [ -d "$source_directory" ]</text:p>
      <text:p text:style-name="P4">then</text:p>
      <text:p text:style-name="P4">echo "ERROR: Source directory $source_directory exist"</text:p>
      <text:p text:style-name="P4">echo "----------------------------------------------------"</text:p>
      <text:p text:style-name="P4"/>
      <text:p text:style-name="P4">exit 1</text:p>
      <text:p text:style-name="P4">fi</text:p>
      <text:p text:style-name="P4"/>
      <text:p text:style-name="P4">if [ ! -d "$source_directory" ]</text:p>
      <text:p text:style-name="P4">then</text:p>
      <text:p text:style-name="P4"/>
      <text:p text:style-name="P4">echo "Make source directory $source_directory"</text:p>
      <text:p text:style-name="P4">echo "----------------------------------------------------"</text:p>
      <text:p text:style-name="P4"/>
      <text:p text:style-name="P4">mkdir -p $source_directory</text:p>
      <text:p text:style-name="P4"><text:s text:c="8"/>if [ $? -eq 1 ]</text:p>
      <text:p text:style-name="P4"><text:s text:c="8"/>then</text:p>
      <text:p text:style-name="P4"><text:s text:c="8"/>echo "ERROR: Error directory creation $source_directory..."</text:p>
      <text:p text:style-name="P4"><text:s text:c="8"/>echo "----------------------------------------------------"</text:p>
      <text:p text:style-name="P4">exit 2</text:p>
      <text:p text:style-name="P4"><text:s text:c="8"/>fi</text:p>
      <text:p text:style-name="P4">fi</text:p>
      <text:p text:style-name="P4"/>
      <text:p text:style-name="P4"/>
      <text:p text:style-name="P4"><text:s/># - Проверка существования исходного каталога documents</text:p>
      <text:p text:style-name="P4"/>
      <text:p text:style-name="P4"/>
      <text:p text:style-name="P4">if [ ! -d "$source_directory_documents" ]</text:p>
      <text:p text:style-name="P4">then</text:p>
      <text:p text:style-name="P4">echo "ERROR: Source directory $source_directory_documents does not exist"</text:p>
      <text:p text:style-name="P4">echo "----------------------------------------------------"</text:p>
      <text:p text:style-name="P4">exit 3</text:p>
      <text:p text:style-name="P4">fi</text:p>
      <text:p text:style-name="P4"/>
      <text:p text:style-name="P4">cp -r $source_directory_documents $source_directory</text:p>
      <text:p text:style-name="P4"/>
      <text:p text:style-name="P4"><text:s/># - Проверка существования исходного каталога usershare</text:p>
      <text:p text:style-name="P4"/>
      <text:p text:style-name="P4">if [ ! -d "$source_directory_usershare" ]</text:p>
      <text:p text:style-name="P4">then</text:p>
      <text:p text:style-name="P4">echo "ERROR: Source directory $source_directory_usershare does not exists"</text:p>
      <text:p text:style-name="P4">echo "----------------------------------------------------"</text:p>
      <text:p text:style-name="P4">exit 4</text:p>
      <text:p text:style-name="P4">fi</text:p>
      <text:p text:style-name="P4"/>
      <text:p text:style-name="P4"><text:s/># - Проверка существования исходного каталога corporate</text:p>
      <text:p text:style-name="P4"/>
      <text:p text:style-name="P4">cp -r $source_directory_usershare $source_directory</text:p>
      <text:p text:style-name="P4"/>
      <text:p text:style-name="P4"/>
      <text:p text:style-name="P4"><text:soft-page-break/>if [ ! -d "$source_directory_corporate" ]</text:p>
      <text:p text:style-name="P4">then</text:p>
      <text:p text:style-name="P4">echo "ERROR: Source directory $source_directory_corporate does not exists"</text:p>
      <text:p text:style-name="P4">echo "----------------------------------------------------"</text:p>
      <text:p text:style-name="P4">exit 5</text:p>
      <text:p text:style-name="P4">fi</text:p>
      <text:p text:style-name="P4"/>
      <text:p text:style-name="P4">cp -r $source_directory_corporate $source_directory</text:p>
      <text:p text:style-name="P4"/>
      <text:p text:style-name="P4"/>
      <text:p text:style-name="P4"># - проверка успешного копирования каталогов системы в папку source.</text:p>
      <text:p text:style-name="P4"/>
      <text:p text:style-name="P4">source_directory_ls=$(ls /home/administrator/daisy/sourse)</text:p>
      <text:p text:style-name="P4"/>
      <text:p text:style-name="P4"/>
      <text:p text:style-name="P4"/>
      <text:p text:style-name="P4">echo "These sourse directory were appointed for backup:"</text:p>
      <text:p text:style-name="P4"/>
      <text:p text:style-name="P4">echo "--------------------------------------------------"</text:p>
      <text:p text:style-name="P4"/>
      <text:p text:style-name="P4">echo "$source_directory_ls"</text:p>
      <text:p text:style-name="P4"/>
      <text:p text:style-name="P4">echo "--------------------------------------------------"</text:p>
      <text:p text:style-name="P4"/>
      <text:p text:style-name="P4"/>
      <text:p text:style-name="P4"/>
      <text:p text:style-name="P4"/>
      <text:p text:style-name="P4"># - проверка существования каталога backups</text:p>
      <text:p text:style-name="P4"/>
      <text:p text:style-name="P4">if [ ! -d "$destination_directory" ]</text:p>
      <text:p text:style-name="P4">then</text:p>
      <text:p text:style-name="P4">echo "Source directory $destination_directory does not exists"</text:p>
      <text:p text:style-name="P4">echo "----------------------------------------------------"</text:p>
      <text:p text:style-name="P4">echo "Make directory $destination_directory..."</text:p>
      <text:p text:style-name="P4">echo "----------------------------------------------------"</text:p>
      <text:p text:style-name="P4">mkdir -p $destination_directory</text:p>
      <text:p text:style-name="P4"><text:s text:c="8"/>if [ $? -eq 1 ]</text:p>
      <text:p text:style-name="P4"><text:s text:c="8"/>then</text:p>
      <text:p text:style-name="P4"><text:s text:c="8"/>echo "Error directory creation $destination_directory..."</text:p>
      <text:p text:style-name="P4"><text:s text:c="8"/>echo "----------------------------------------------------"</text:p>
      <text:p text:style-name="P4">exit 6</text:p>
      <text:p text:style-name="P4"><text:s text:c="8"/>fi</text:p>
      <text:p text:style-name="P4">fi</text:p>
      <text:p text:style-name="P4"/>
      <text:p text:style-name="P4"/>
      <text:p text:style-name="P4"/>
      <text:p text:style-name="P4">echo "Start backup…"</text:p>
      <text:p text:style-name="P4">echo "----------------------------------------------------"</text:p>
      <text:p text:style-name="P4"/>
      <text:p text:style-name="P4"/>
      <text:p text:style-name="P4">cd $source_directory</text:p>
      <text:p text:style-name="P4"/>
      <text:p text:style-name="P4"><text:soft-page-break/>tar -cf $destination_directory/$archivename . # - архивирование выбранных файлов</text:p>
      <text:p text:style-name="P4">if [ $? -eq 0 ]</text:p>
      <text:p text:style-name="P4">then</text:p>
      <text:p text:style-name="P4"><text:s text:c="8"/>remove_old_data /home/administrator/daisy 3 # - вызов функции remove_old <text:s text:c="76"/>_data и объявление ее параметров</text:p>
      <text:p text:style-name="P4">else</text:p>
      <text:p text:style-name="P4"><text:s text:c="8"/>echo "Backup failed"</text:p>
      <text:p text:style-name="P4"><text:s text:c="8"/>echo "!!!!!!!!!!!!!"</text:p>
      <text:p text:style-name="P4"><text:s text:c="8"/>exit 7</text:p>
      <text:p text:style-name="P4">fi # - завершение условного оператора</text:p>
      <text:p text:style-name="P4"/>
      <text:p text:style-name="P4">echo "----------------------------------------------------"</text:p>
      <text:p text:style-name="P4">echo "The rotate function remove_old_data is complete"</text:p>
      <text:p text:style-name="P4">echo "----------------------------------------------------"</text:p>
      <text:p text:style-name="P4">if [ $? -eq 0 ]</text:p>
      <text:p text:style-name="P4">then</text:p>
      <text:p text:style-name="P4">rm -rf $source_directory</text:p>
      <text:p text:style-name="P4">fi # - завершение условного оператора</text:p>
      <text:p text:style-name="P4"/>
      <text:p text:style-name="P4"/>
      <text:p text:style-name="P4">echo "Backup done"</text:p>
      <text:p text:style-name="P4">echo "----------------------------------------------------"</text:p>
      <text:p text:style-name="P4">echo "^_^"</text:p>
      <text:p text:style-name="P4">echo "----------------------------------------------------"</text:p>
      <text:p text:style-name="P4">echo ""</text:p>
      <text:p text:style-name="P4"/>
      <text:p text:style-name="P4">exit 0</text:p>
      <text:p text:style-name="P4"/>
      <text:p text:style-name="P4">}</text:p>
      <text:p text:style-name="P4"/>
      <text:p text:style-name="P4"/>
      <text:p text:style-name="P4">backup_da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1:07:14.379190287</meta:creation-date>
    <dc:date>2017-05-12T11:13:44.626317049</dc:date>
    <meta:editing-duration>P0D</meta:editing-duration>
    <meta:editing-cycles>1</meta:editing-cycles>
    <meta:document-statistic meta:table-count="0" meta:image-count="0" meta:object-count="0" meta:page-count="8" meta:paragraph-count="193" meta:word-count="1222" meta:character-count="11423" meta:non-whitespace-character-count="9086"/>
    <meta:generator>LibreOffice/4.2.7.2$Linux_x86 LibreOffice_project/420m0$Build-2</meta:generator>
  </office:meta>
</office:document-meta>
</file>